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352.92" calcext:value-type="float">
            <text:p>352.92</text:p>
          </table:table-cell>
          <table:table-cell office:value-type="float" office:value="350.78" calcext:value-type="float">
            <text:p>350.78</text:p>
          </table:table-cell>
          <table:table-cell office:value-type="float" office:value="656.08" calcext:value-type="float">
            <text:p>656.08</text:p>
          </table:table-cell>
          <table:table-cell office:value-type="float" office:value="1300.74" calcext:value-type="float">
            <text:p>1300.74</text:p>
          </table:table-cell>
          <table:table-cell office:value-type="float" office:value="2512.99" calcext:value-type="float">
            <text:p>2512.99</text:p>
          </table:table-cell>
          <table:table-cell office:value-type="float" office:value="5601.01" calcext:value-type="float">
            <text:p>5601.01</text:p>
          </table:table-cell>
          <table:table-cell office:value-type="float" office:value="7045.69" calcext:value-type="float">
            <text:p>7045.69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36.19" calcext:value-type="float">
            <text:p>636.19</text:p>
          </table:table-cell>
          <table:table-cell office:value-type="float" office:value="847.86" calcext:value-type="float">
            <text:p>847.86</text:p>
          </table:table-cell>
          <table:table-cell office:value-type="float" office:value="1914.07" calcext:value-type="float">
            <text:p>1914.07</text:p>
          </table:table-cell>
          <table:table-cell office:value-type="float" office:value="3370.72" calcext:value-type="float">
            <text:p>3370.72</text:p>
          </table:table-cell>
          <table:table-cell office:value-type="float" office:value="6454.61" calcext:value-type="float">
            <text:p>6454.61</text:p>
          </table:table-cell>
          <table:table-cell office:value-type="float" office:value="7707.37" calcext:value-type="float">
            <text:p>7707.37</text:p>
          </table:table-cell>
          <table:table-cell table:style-name="ce7" office:value-type="float" office:value="7412.86" calcext:value-type="float">
            <text:p>7412.8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00.02" calcext:value-type="float">
            <text:p>300.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676.25" calcext:value-type="float">
            <text:p>676.25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2384.7" calcext:value-type="float">
            <text:p>2384.7</text:p>
          </table:table-cell>
          <table:table-cell office:value-type="float" office:value="5357.82" calcext:value-type="float">
            <text:p>5357.82</text:p>
          </table:table-cell>
          <table:table-cell office:value-type="float" office:value="5209.06" calcext:value-type="float">
            <text:p>5209.06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7.7" calcext:value-type="float">
            <text:p>117.7</text:p>
          </table:table-cell>
          <table:table-cell office:value-type="float" office:value="203.04" calcext:value-type="float">
            <text:p>203.04</text:p>
          </table:table-cell>
          <table:table-cell office:value-type="float" office:value="277.14" calcext:value-type="float">
            <text:p>277.14</text:p>
          </table:table-cell>
          <table:table-cell office:value-type="float" office:value="558.88" calcext:value-type="float">
            <text:p>558.88</text:p>
          </table:table-cell>
          <table:table-cell office:value-type="float" office:value="1266.22" calcext:value-type="float">
            <text:p>1266.22</text:p>
          </table:table-cell>
          <table:table-cell office:value-type="float" office:value="1891.88" calcext:value-type="float">
            <text:p>1891.88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81.18" calcext:value-type="float">
            <text:p>281.18</text:p>
          </table:table-cell>
          <table:table-cell office:value-type="float" office:value="203.13" calcext:value-type="float">
            <text:p>203.13</text:p>
          </table:table-cell>
          <table:table-cell office:value-type="float" office:value="396.59" calcext:value-type="float">
            <text:p>396.59</text:p>
          </table:table-cell>
          <table:table-cell office:value-type="float" office:value="683.09" calcext:value-type="float">
            <text:p>683.09</text:p>
          </table:table-cell>
          <table:table-cell office:value-type="float" office:value="1259.07" calcext:value-type="float">
            <text:p>1259.07</text:p>
          </table:table-cell>
          <table:table-cell office:value-type="float" office:value="2995.18" calcext:value-type="float">
            <text:p>2995.18</text:p>
          </table:table-cell>
          <table:table-cell office:value-type="float" office:value="5688.53" calcext:value-type="float">
            <text:p>5688.53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108.08" calcext:value-type="float">
            <text:p>2108.08</text:p>
          </table:table-cell>
          <table:table-cell office:value-type="float" office:value="2899.77" calcext:value-type="float">
            <text:p>2899.77</text:p>
          </table:table-cell>
          <table:table-cell office:value-type="float" office:value="5111.21" calcext:value-type="float">
            <text:p>5111.21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7845.5" calcext:value-type="float">
            <text:p>7845.5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576" calcext:value-type="float">
            <text:p>576</text:p>
          </table:table-cell>
          <table:table-cell office:value-type="float" office:value="561" calcext:value-type="float">
            <text:p>561</text:p>
          </table:table-cell>
          <table:table-cell office:value-type="float" office:value="994" calcext:value-type="float">
            <text:p>994</text:p>
          </table:table-cell>
          <table:table-cell office:value-type="float" office:value="2008" calcext:value-type="float">
            <text:p>2008</text:p>
          </table:table-cell>
          <table:table-cell office:value-type="float" office:value="6112" calcext:value-type="float">
            <text:p>6112</text:p>
          </table:table-cell>
          <table:table-cell office:value-type="float" office:value="8203" calcext:value-type="float">
            <text:p>8203</text:p>
          </table:table-cell>
          <table:table-cell office:value-type="float" office:value="8725" calcext:value-type="float">
            <text:p>8725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218" calcext:value-type="float">
            <text:p>1218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5306" calcext:value-type="float">
            <text:p>5306</text:p>
          </table:table-cell>
          <table:table-cell table:style-name="ce7" office:value-type="float" office:value="8847" calcext:value-type="float">
            <text:p>8847</text:p>
          </table:table-cell>
          <table:table-cell table:style-name="ce7" office:value-type="float" office:value="9845" calcext:value-type="float">
            <text:p>9845</text:p>
          </table:table-cell>
          <table:table-cell table:style-name="ce7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26" calcext:value-type="float">
            <text:p>526</text:p>
          </table:table-cell>
          <table:table-cell office:value-type="float" office:value="646" calcext:value-type="float">
            <text:p>646</text:p>
          </table:table-cell>
          <table:table-cell office:value-type="float" office:value="1029" calcext:value-type="float">
            <text:p>1029</text:p>
          </table:table-cell>
          <table:table-cell office:value-type="float" office:value="1970" calcext:value-type="float">
            <text:p>1970</text:p>
          </table:table-cell>
          <table:table-cell office:value-type="float" office:value="3793" calcext:value-type="float">
            <text:p>3793</text:p>
          </table:table-cell>
          <table:table-cell office:value-type="float" office:value="8294" calcext:value-type="float">
            <text:p>8294</text:p>
          </table:table-cell>
          <table:table-cell office:value-type="float" office:value="9174" calcext:value-type="float">
            <text:p>917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318" calcext:value-type="float">
            <text:p>318</text:p>
          </table:table-cell>
          <table:table-cell office:value-type="float" office:value="400" calcext:value-type="float">
            <text:p>400</text:p>
          </table:table-cell>
          <table:table-cell office:value-type="float" office:value="772" calcext:value-type="float">
            <text:p>772</text:p>
          </table:table-cell>
          <table:table-cell office:value-type="float" office:value="1844" calcext:value-type="float">
            <text:p>1844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office:value-type="float" office:value="544" calcext:value-type="float">
            <text:p>544</text:p>
          </table:table-cell>
          <table:table-cell office:value-type="float" office:value="976" calcext:value-type="float">
            <text:p>976</text:p>
          </table:table-cell>
          <table:table-cell office:value-type="float" office:value="1783" calcext:value-type="float">
            <text:p>1783</text:p>
          </table:table-cell>
          <table:table-cell office:value-type="float" office:value="4086" calcext:value-type="float">
            <text:p>4086</text:p>
          </table:table-cell>
          <table:table-cell office:value-type="float" office:value="7630" calcext:value-type="float">
            <text:p>7630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97" calcext:value-type="float">
            <text:p>6497</text:p>
          </table:table-cell>
          <table:table-cell office:value-type="float" office:value="6318" calcext:value-type="float">
            <text:p>6318</text:p>
          </table:table-cell>
          <table:table-cell office:value-type="float" office:value="9485" calcext:value-type="float">
            <text:p>9485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9553" calcext:value-type="float">
            <text:p>9553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9067" calcext:value-type="float">
            <text:p>9067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24" calcext:value-type="float">
            <text:p>824</text:p>
          </table:table-cell>
          <table:table-cell office:value-type="float" office:value="4833" calcext:value-type="float">
            <text:p>4833</text:p>
          </table:table-cell>
          <table:table-cell office:value-type="float" office:value="9893" calcext:value-type="float">
            <text:p>9893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float" office:value="9841" calcext:value-type="float">
            <text:p>984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46" calcext:value-type="float">
            <text:p>446</text:p>
          </table:table-cell>
          <table:table-cell office:value-type="float" office:value="989" calcext:value-type="float">
            <text:p>989</text:p>
          </table:table-cell>
          <table:table-cell office:value-type="float" office:value="1979" calcext:value-type="float">
            <text:p>1979</text:p>
          </table:table-cell>
          <table:table-cell office:value-type="float" office:value="4948" calcext:value-type="float">
            <text:p>4948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" calcext:value-type="float">
            <text:p>0</text:p>
          </table:table-cell>
          <table:table-cell table:formula="of:=[$Timeouts.G2]*100/4950" office:value-type="float" office:value="12.5858585858586" calcext:value-type="float">
            <text:p>12.5858585858586</text:p>
          </table:table-cell>
          <table:table-cell table:formula="of:=[$Timeouts.H2]*100/9900" office:value-type="float" office:value="91.5858585858586" calcext:value-type="float">
            <text:p>91.5858585858586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44.2424242424242" calcext:value-type="float">
            <text:p>44.2424242424242</text:p>
          </table:table-cell>
          <table:table-cell table:formula="of:=[$Timeouts.F8]*100/1980" office:value-type="float" office:value="41.6161616161616" calcext:value-type="float">
            <text:p>41.6161616161616</text:p>
          </table:table-cell>
          <table:table-cell table:formula="of:=[$Timeouts.G8]*100/4950" office:value-type="float" office:value="97.6363636363636" calcext:value-type="float">
            <text:p>97.6363636363636</text:p>
          </table:table-cell>
          <table:table-cell table:formula="of:=[$Timeouts.H8]*100/9900" office:value-type="float" office:value="99.9292929292929" calcext:value-type="float">
            <text:p>99.9292929292929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.555555555555556" calcext:value-type="float">
            <text:p>0.555555555555556</text:p>
          </table:table-cell>
          <table:table-cell table:formula="of:=[$Timeouts.G10]*100/4950" office:value-type="float" office:value="12.0606060606061" calcext:value-type="float">
            <text:p>12.0606060606061</text:p>
          </table:table-cell>
          <table:table-cell table:formula="of:=[$Timeouts.H10]*100/9900" office:value-type="float" office:value="99.4040404040404" calcext:value-type="float">
            <text:p>99.404040404040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2.2020202020202" calcext:value-type="float">
            <text:p>2.202020202020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0.8080808080808" calcext:value-type="float">
            <text:p>80.808080808080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8989898989899" calcext:value-type="float">
            <text:p>99.8989898989899</text:p>
          </table:table-cell>
          <table:table-cell table:formula="of:=[$Timeouts.F22]*100/1980" office:value-type="float" office:value="99.949494949495" calcext:value-type="float">
            <text:p>99.949494949495</text:p>
          </table:table-cell>
          <table:table-cell table:formula="of:=[$Timeouts.G22]*100/4950" office:value-type="float" office:value="99.959595959596" calcext:value-type="float">
            <text:p>99.959595959596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3:58:11.903018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30T00:17:54.804612264</dc:date>
    <dc:creator>Julian Rojas</dc:creator>
    <meta:editing-duration>P1DT15H39M26S</meta:editing-duration>
    <meta:editing-cycles>30</meta:editing-cycles>
    <meta:generator>LibreOffice/6.4.7.2$Linux_X86_64 LibreOffice_project/40$Build-2</meta:generator>
    <meta:document-statistic meta:table-count="4" meta:cell-count="588" meta:object-count="0"/>
  </office:meta>
</office:document-meta>
</file>